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TC Franklin Gothic Std Book" svg:font-family="'ITC Franklin Gothic Std Book'" style:font-family-generic="roman" style:font-pitch="variable"/>
    <style:font-face style:name="ITC Franklin Gothic Std Book1" svg:font-family="'ITC Franklin Gothic Std Book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TC Franklin Gothic Std Book2" svg:font-family="'ITC Franklin Gothic Std Book'" style:font-adornments="Book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2.11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081cm" svg:height="2.368cm" svg:x="1.675cm" svg:y="10.152cm">
          <draw:text-box>
            <text:p>TSJDF</text:p>
          </draw:text-box>
        </draw:frame>
        <draw:frame draw:style-name="gr1" draw:layer="layout" svg:width="7.081cm" svg:height="2.368cm" svg:x="11.295cm" svg:y="10.152cm">
          <draw:text-box>
            <text:p>TSJDF</text:p>
          </draw:text-box>
        </draw:frame>
        <draw:frame draw:style-name="gr1" draw:layer="layout" svg:width="7.081cm" svg:height="2.368cm" svg:x="1.675cm" svg:y="15.232cm">
          <draw:text-box>
            <text:p>TSJDF</text:p>
          </draw:text-box>
        </draw:frame>
        <draw:frame draw:style-name="gr1" draw:layer="layout" svg:width="7.081cm" svg:height="2.368cm" svg:x="11.295cm" svg:y="15.232cm">
          <draw:text-box>
            <text:p>TSJDF</text:p>
          </draw:text-box>
        </draw:frame>
        <draw:frame draw:style-name="gr1" draw:layer="layout" svg:width="7.081cm" svg:height="2.368cm" svg:x="1.675cm" svg:y="20.312cm">
          <draw:text-box>
            <text:p>TSJDF</text:p>
          </draw:text-box>
        </draw:frame>
        <draw:frame draw:style-name="gr1" draw:layer="layout" svg:width="7.081cm" svg:height="2.368cm" svg:x="11.295cm" svg:y="20.312cm">
          <draw:text-box>
            <text:p>TSJD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TC Franklin Gothic Std Book" svg:font-family="'ITC Franklin Gothic Std Book'" style:font-family-generic="roman" style:font-pitch="variable"/>
    <style:font-face style:name="ITC Franklin Gothic Std Book1" svg:font-family="'ITC Franklin Gothic Std Book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TC Franklin Gothic Std Book2" svg:font-family="'ITC Franklin Gothic Std Book'" style:font-adornments="Book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ITC Franklin Gothic Std Book2" fo:font-family="'ITC Franklin Gothic Std Book'" style:font-style-name="Book" style:font-family-generic="swiss" style:font-pitch="variable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4:56:00.626457139</meta:creation-date>
    <dc:date>2015-05-11T10:27:24.352554829</dc:date>
    <meta:editing-duration>PT24M50S</meta:editing-duration>
    <meta:editing-cycles>8</meta:editing-cycles>
    <meta:generator>LibreOffice/4.4.2.2$Linux_X86_64 LibreOffice_project/40m0$Build-2</meta:generator>
    <meta:document-statistic meta:object-count="6"/>
  </office:meta>
</office:document-meta>
</file>